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ccff99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opacity="50%" draw:textarea-horizontal-align="justify" draw:textarea-vertical-align="middle" draw:auto-grow-height="false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fo:min-height="0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eeeeee" draw:opacity="50%" draw:textarea-horizontal-align="justify" draw:textarea-vertical-align="middle" draw:auto-grow-height="false" draw:shadow-offset-x="0.203cm" draw:shadow-offset-y="0.203cm" draw:shadow-opacity="5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123cm" fo:min-width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95cm" svg:x="3.413cm" svg:y="11.668cm">
          <draw:text-box>
            <text:p/>
          </draw:text-box>
        </draw:frame>
        <draw:frame draw:style-name="gr1" draw:text-style-name="P2" draw:layer="layout" svg:width="8.732cm" svg:height="3.095cm" svg:x="1.635cm" svg:y="1.762cm">
          <draw:text-box>
            <text:p text:style-name="P2">Virgin Mobile Info schematics</text:p>
            <text:p text:style-name="P2">Version: 1</text:p>
            <text:p text:style-name="P2">Date: 07/18/2014</text:p>
            <text:p text:style-name="P2">Description: service</text:p>
          </draw:text-box>
        </draw:frame>
      </draw:page>
      <draw:page draw:name="page2" draw:style-name="dp1" draw:master-page-name="Default">
        <draw:custom-shape draw:style-name="gr2" draw:text-style-name="P1" xml:id="id2" draw:id="id2" draw:layer="layout" svg:width="3.2cm" svg:height="2.319cm" svg:x="3.54cm" svg:y="6.715cm">
          <text:p text:style-name="P1">AP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2cm" svg:height="2.319cm" svg:x="13.573cm" svg:y="5.318cm">
          <text:p text:style-name="P1">WID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6.248cm" svg:height="11.845cm" svg:x="3.007cm" svg:y="10.872cm">
          <text:p text:style-name="P1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0.001cm" svg:height="1.195cm" svg:x="1.508cm" svg:y="1cm">
          <draw:text-box>
            <text:p/>
          </draw:text-box>
        </draw:frame>
        <draw:frame draw:style-name="gr5" xml:id="id1" draw:id="id1" draw:layer="layout" svg:width="6.386cm" svg:height="3.095cm" svg:x="1.934cm" svg:y="2.023cm">
          <draw:text-box>
            <text:p>- new Login</text:p>
            <text:p>- press: “refresh”</text:p>
            <text:p>- fetch cached profile</text:p>
            <text:p>- fetch login cache</text:p>
          </draw:text-box>
        </draw:frame>
        <draw:frame draw:style-name="gr6" xml:id="id3" draw:id="id3" draw:layer="layout" svg:width="8.465cm" svg:height="1.673cm" svg:x="10.912cm" svg:y="2.27cm">
          <draw:text-box>
            <text:p>- fetch cache profile (widget)</text:p>
            <text:p>- press: open app</text:p>
          </draw:text-box>
        </draw:frame>
        <draw:custom-shape draw:style-name="gr7" draw:text-style-name="P1" xml:id="id8" draw:id="id8" draw:layer="layout" svg:width="3.52cm" svg:height="2.411cm" svg:x="11.795cm" svg:y="23.008cm">
          <text:p text:style-name="P1">WIDGET<text:line-break/>PROVI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5" draw:id="id5" draw:layer="layout" svg:width="3.429cm" svg:height="1.524cm" svg:x="3.286cm" svg:y="11.033cm">
          <text:p text:style-name="P1">Refresh</text:p>
          <text:p text:style-name="P1">profi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6" draw:id="id6" draw:layer="layout" svg:width="3.429cm" svg:height="1.524cm" svg:x="3.286cm" svg:y="14.462cm">
          <text:p text:style-name="P1">Fetch profile</text:p>
          <text:p text:style-name="P1">cach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7" draw:id="id7" draw:layer="layout" svg:width="3.429cm" svg:height="1.524cm" svg:x="3.159cm" svg:y="19.288cm">
          <text:p text:style-name="P1">Fetch login</text:p>
          <text:p text:style-name="P1">cach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" svg:x1="5.127cm" svg:y1="5.118cm" svg:x2="5.14cm" svg:y2="6.715cm" draw:start-shape="id1" draw:start-glue-point="2" draw:end-shape="id2" draw:end-glue-point="4" svg:d="M5127 5118l13 1597" svg:viewBox="0 0 14 1598">
          <text:p/>
        </draw:connector>
        <draw:connector draw:style-name="gr9" draw:text-style-name="P1" draw:layer="layout" draw:type="line" svg:x1="15.144cm" svg:y1="3.943cm" svg:x2="15.173cm" svg:y2="5.318cm" draw:start-shape="id3" draw:start-glue-point="2" draw:end-shape="id4" draw:end-glue-point="4" svg:d="M15144 3943l29 1375" svg:viewBox="0 0 30 1376">
          <text:p/>
        </draw:connector>
        <draw:connector draw:style-name="gr9" draw:text-style-name="P1" draw:layer="layout" draw:line-skew="-1.022cm" svg:x1="3.54cm" svg:y1="7.875cm" svg:x2="3.286cm" svg:y2="11.795cm" draw:start-shape="id2" draw:start-glue-point="5" draw:end-shape="id5" draw:end-glue-point="5" svg:d="M3540 7875h-1778v3920h1524" svg:viewBox="0 0 1779 3921">
          <text:p/>
        </draw:connector>
        <draw:connector draw:style-name="gr9" draw:text-style-name="P1" draw:layer="layout" draw:line-skew="-1.022cm" svg:x1="3.54cm" svg:y1="7.875cm" svg:x2="3.286cm" svg:y2="15.224cm" draw:start-shape="id2" draw:start-glue-point="5" draw:end-shape="id6" draw:end-glue-point="5" svg:d="M3540 7875h-1778v7349h1524" svg:viewBox="0 0 1779 7350">
          <text:p/>
        </draw:connector>
        <draw:connector draw:style-name="gr9" draw:text-style-name="P1" draw:layer="layout" draw:line-skew="-0.895cm" svg:x1="3.54cm" svg:y1="7.875cm" svg:x2="3.159cm" svg:y2="20.05cm" draw:start-shape="id2" draw:start-glue-point="5" draw:end-shape="id7" draw:end-glue-point="5" svg:d="M3540 7875h-1778v12175h1397" svg:viewBox="0 0 1779 12176">
          <text:p/>
        </draw:connector>
        <draw:connector draw:style-name="gr9" draw:text-style-name="P1" draw:layer="layout" svg:x1="11.795cm" svg:y1="24.214cm" svg:x2="6.131cm" svg:y2="22.717cm" draw:start-shape="id8" draw:start-glue-point="5" draw:end-shape="id9" draw:end-glue-point="6" svg:d="M11795 24214h-5664v-1497" svg:viewBox="0 0 5665 1498">
          <text:p/>
        </draw:connector>
        <draw:custom-shape draw:style-name="gr10" draw:text-style-name="P1" xml:id="id10" draw:id="id10" draw:layer="layout" svg:width="2.921cm" svg:height="2.921cm" svg:x="10.217cm" svg:y="11.795cm">
          <text:p text:style-name="P1">App</text:p>
          <text:p text:style-name="P1">Recei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9.255cm" svg:y1="16.794cm" svg:x2="11.678cm" svg:y2="14.716cm" draw:start-shape="id9" draw:start-glue-point="7" draw:end-shape="id10" draw:end-glue-point="6" svg:d="M9255 16794h2423v-2078" svg:viewBox="0 0 2424 2079">
          <text:p text:style-name="P1"><text:s text:c="6"/></text:p>
        </draw:connector>
        <draw:custom-shape draw:style-name="gr10" draw:text-style-name="P1" xml:id="id11" draw:id="id11" draw:layer="layout" svg:width="2.921cm" svg:height="2.921cm" svg:x="13.732cm" svg:y="11.867cm">
          <text:p text:style-name="P1">Widget</text:p>
          <text:p text:style-name="P1">Receiv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layout" svg:width="5.679cm" svg:height="0.962cm" svg:x="12.109cm" svg:y="16.875cm">
          <draw:text-box>
            <text:p>Result</text:p>
          </draw:text-box>
        </draw:frame>
        <draw:connector draw:style-name="gr13" draw:text-style-name="P1" draw:layer="layout" svg:x1="15.193cm" svg:y1="11.867cm" svg:x2="15.173cm" svg:y2="7.637cm" draw:start-shape="id11" draw:start-glue-point="4" draw:end-shape="id4" draw:end-glue-point="6" svg:d="M15193 11867v-2115h-20v-2115" svg:viewBox="0 0 21 4231">
          <text:p/>
        </draw:connector>
        <draw:connector draw:style-name="gr14" draw:text-style-name="P1" draw:layer="layout" draw:line-skew="1.632cm" svg:x1="16.773cm" svg:y1="6.478cm" svg:x2="15.315cm" svg:y2="24.214cm" draw:start-shape="id4" draw:start-glue-point="7" draw:end-shape="id8" draw:end-glue-point="7" svg:d="M16773 6478h2134v17736h-3592" svg:viewBox="0 0 3593 17737">
          <text:p/>
        </draw:connector>
        <draw:connector draw:style-name="gr13" draw:text-style-name="P1" draw:layer="layout" svg:x1="9.255cm" svg:y1="16.794cm" svg:x2="15.193cm" svg:y2="14.788cm" draw:start-shape="id9" draw:start-glue-point="7" draw:end-shape="id11" draw:end-glue-point="6" svg:d="M9255 16794h5938v-2006" svg:viewBox="0 0 5939 2007">
          <text:p/>
        </draw:connector>
        <draw:connector draw:style-name="gr13" draw:text-style-name="P1" draw:layer="layout" svg:x1="11.678cm" svg:y1="11.795cm" svg:x2="6.74cm" svg:y2="7.875cm" draw:start-shape="id10" draw:start-glue-point="4" draw:end-shape="id2" draw:end-glue-point="7" svg:d="M11678 11795v-3920h-4938" svg:viewBox="0 0 4939 39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5T15:32:58.901684170</meta:creation-date>
    <dc:date>2014-07-18T02:27:37.836008536</dc:date>
    <meta:editing-duration>PT11M40S</meta:editing-duration>
    <meta:editing-cycles>4</meta:editing-cycles>
    <meta:generator>LibreOffice/4.2.4.2$Linux_X86_64 LibreOffice_project/420m0$Build-2</meta:generator>
    <meta:document-statistic meta:object-count="26"/>
  </office:meta>
</office:document-meta>
</file>